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M</text:p>
      <text:p text:style-name="Standard">// Performs a simple calculation and returns the result.</text:p>
      <text:p text:style-name="Standard">function SimpleFunction.test 2</text:p>
      <text:p text:style-name="Standard">push local 0</text:p>
      <text:p text:style-name="Standard">push local 1</text:p>
      <text:p text:style-name="Standard">add</text:p>
      <text:p text:style-name="Standard">not</text:p>
      <text:p text:style-name="Standard">push argument 0</text:p>
      <text:p text:style-name="Standard">add</text:p>
      <text:p text:style-name="Standard">push argument 1</text:p>
      <text:p text:style-name="Standard">sub</text:p>
      <text:p text:style-name="Standard">return</text:p>
      <text:p text:style-name="Standard"/>
      <text:p text:style-name="Standard">ASM</text:p>
      <text:p text:style-name="P1"><text:s/>//Preamble</text:p>
      <text:p text:style-name="P1">//call Sys.init 0</text:p>
      <text:p text:style-name="P1">@256</text:p>
      <text:p text:style-name="P1">D=A</text:p>
      <text:p text:style-name="P1">@SP</text:p>
      <text:p text:style-name="P1">M=D</text:p>
      <text:p text:style-name="P1">@0 //ARG COUNT</text:p>
      <text:p text:style-name="P1">D=A</text:p>
      <text:p text:style-name="P1">@R13</text:p>
      <text:p text:style-name="P1">M=D</text:p>
      <text:p text:style-name="P1">@Sys.init //FUNCTION</text:p>
      <text:p text:style-name="P1">D=A</text:p>
      <text:p text:style-name="P1">@R14</text:p>
      <text:p text:style-name="P1">M=D</text:p>
      <text:p text:style-name="P1">@_RETURN_0</text:p>
      <text:p text:style-name="P1">D=A</text:p>
      <text:p text:style-name="P1">@_CALL</text:p>
      <text:p text:style-name="P1">0;JMP</text:p>
      <text:p text:style-name="P1">(_RETURN_0)</text:p>
      <text:p text:style-name="P1">//function SimpleFunction.test 2</text:p>
      <text:p text:style-name="P1">(SimpleFunction.test)</text:p>
      <text:p text:style-name="P1">@SP</text:p>
      <text:p text:style-name="P1">A=M</text:p>
      <text:p text:style-name="P1">M=0</text:p>
      <text:p text:style-name="P1">AD=A+1</text:p>
      <text:p text:style-name="P1">M=0</text:p>
      <text:p text:style-name="P1">AD=A+1</text:p>
      <text:p text:style-name="P1">@SP</text:p>
      <text:p text:style-name="P1">M=D</text:p>
      <text:p text:style-name="P1">@_RETURN</text:p>
      <text:p text:style-name="P1">0;JMP</text:p>
      <text:p text:style-name="P1"><text:tab/>//push local 0</text:p>
      <text:p text:style-name="P1">@0</text:p>
      <text:p text:style-name="P1">D=A</text:p>
      <text:p text:style-name="P1">@LCL</text:p>
      <text:p text:style-name="P1">A=D+M</text:p>
      <text:p text:style-name="P1">D=M</text:p>
      <text:p text:style-name="P1">@SP</text:p>
      <text:p text:style-name="P1">AM=M+1</text:p>
      <text:p text:style-name="P1">A=A-1</text:p>
      <text:p text:style-name="P1">M=D</text:p>
      <text:p text:style-name="P1"><text:tab/>//push local 1</text:p>
      <text:p text:style-name="P1">@1</text:p>
      <text:p text:style-name="P1">D=A</text:p>
      <text:p text:style-name="P1">@LCL</text:p>
      <text:p text:style-name="P1">A=D+M</text:p>
      <text:p text:style-name="P1">D=M</text:p>
      <text:p text:style-name="P1">@SP</text:p>
      <text:p text:style-name="P1">AM=M+1</text:p>
      <text:p text:style-name="P1">A=A-1</text:p>
      <text:p text:style-name="P1">M=D</text:p>
      <text:p text:style-name="P1"><text:tab/>//add</text:p>
      <text:p text:style-name="P1"><text:soft-page-break/>@SP</text:p>
      <text:p text:style-name="P1">AM=M-1</text:p>
      <text:p text:style-name="P1">D=M</text:p>
      <text:p text:style-name="P1">A=A-1</text:p>
      <text:p text:style-name="P1">M=D+M</text:p>
      <text:p text:style-name="P1"><text:tab/>//not</text:p>
      <text:p text:style-name="P1">@SP</text:p>
      <text:p text:style-name="P1">A=M-1</text:p>
      <text:p text:style-name="P1">M=!M</text:p>
      <text:p text:style-name="P1"><text:tab/>//push argument 0</text:p>
      <text:p text:style-name="P1">@0</text:p>
      <text:p text:style-name="P1">D=A</text:p>
      <text:p text:style-name="P1">@ARG</text:p>
      <text:p text:style-name="P1">A=D+M</text:p>
      <text:p text:style-name="P1">D=M</text:p>
      <text:p text:style-name="P1">@SP</text:p>
      <text:p text:style-name="P1">AM=M+1</text:p>
      <text:p text:style-name="P1">A=A-1</text:p>
      <text:p text:style-name="P1">M=D</text:p>
      <text:p text:style-name="P1"><text:tab/>//add</text:p>
      <text:p text:style-name="P1">@SP</text:p>
      <text:p text:style-name="P1">AM=M-1</text:p>
      <text:p text:style-name="P1">D=M</text:p>
      <text:p text:style-name="P1">A=A-1</text:p>
      <text:p text:style-name="P1">M=D+M</text:p>
      <text:p text:style-name="P1"><text:tab/>//push argument 1</text:p>
      <text:p text:style-name="P1">@1</text:p>
      <text:p text:style-name="P1">D=A</text:p>
      <text:p text:style-name="P1">@ARG</text:p>
      <text:p text:style-name="P1">A=D+M</text:p>
      <text:p text:style-name="P1">D=M</text:p>
      <text:p text:style-name="P1">@SP</text:p>
      <text:p text:style-name="P1">AM=M+1</text:p>
      <text:p text:style-name="P1">A=A-1</text:p>
      <text:p text:style-name="P1">M=D</text:p>
      <text:p text:style-name="P1"><text:tab/>//sub</text:p>
      <text:p text:style-name="P1">@SP</text:p>
      <text:p text:style-name="P1">AM=M-1</text:p>
      <text:p text:style-name="P1">D=M</text:p>
      <text:p text:style-name="P1">A=A-1</text:p>
      <text:p text:style-name="P1">M=M-D</text:p>
      <text:p text:style-name="P1">//return</text:p>
      <text:p text:style-name="P1">(_CALL)</text:p>
      <text:p text:style-name="P1">@SP</text:p>
      <text:p text:style-name="P1">A=M</text:p>
      <text:p text:style-name="P1">M=D</text:p>
      <text:p text:style-name="P1">@LCL</text:p>
      <text:p text:style-name="P1">D=M</text:p>
      <text:p text:style-name="P1">@SP</text:p>
      <text:p text:style-name="P1">AM=M+1</text:p>
      <text:p text:style-name="P1">M=D</text:p>
      <text:p text:style-name="P1">@ARG</text:p>
      <text:p text:style-name="P1">D=M</text:p>
      <text:p text:style-name="P1">@SP</text:p>
      <text:p text:style-name="P1">AM=M+1</text:p>
      <text:p text:style-name="P1">M=D</text:p>
      <text:p text:style-name="P1">@THIS</text:p>
      <text:p text:style-name="P1">D=M</text:p>
      <text:p text:style-name="P1">@SP</text:p>
      <text:p text:style-name="P1">AM=M+1</text:p>
      <text:p text:style-name="P1">M=D</text:p>
      <text:p text:style-name="P1">@THAT</text:p>
      <text:p text:style-name="P1">D=M</text:p>
      <text:p text:style-name="P1">@SP</text:p>
      <text:p text:style-name="P1">AM=M+1</text:p>
      <text:p text:style-name="P1">M=D</text:p>
      <text:p text:style-name="P1">@4</text:p>
      <text:p text:style-name="P1">D=A</text:p>
      <text:p text:style-name="P1">@R13</text:p>
      <text:p text:style-name="P1">D=D+M</text:p>
      <text:p text:style-name="P1">@SP</text:p>
      <text:p text:style-name="P1">D=M-D</text:p>
      <text:p text:style-name="P1">@ARG</text:p>
      <text:p text:style-name="P1"><text:soft-page-break/>M=D</text:p>
      <text:p text:style-name="P1">@SP</text:p>
      <text:p text:style-name="P1">MD=M+1</text:p>
      <text:p text:style-name="P1">@LCL</text:p>
      <text:p text:style-name="P1">M=D</text:p>
      <text:p text:style-name="P1">@R14</text:p>
      <text:p text:style-name="P1">A=M</text:p>
      <text:p text:style-name="P1">0;JMP</text:p>
      <text:p text:style-name="P1">(_RETURN)</text:p>
      <text:p text:style-name="P1">@5</text:p>
      <text:p text:style-name="P1">D=A</text:p>
      <text:p text:style-name="P1">@LCL</text:p>
      <text:p text:style-name="P1">A=M-D</text:p>
      <text:p text:style-name="P1">D=M</text:p>
      <text:p text:style-name="P1">@R13</text:p>
      <text:p text:style-name="P1">M=D</text:p>
      <text:p text:style-name="P1">@SP</text:p>
      <text:p text:style-name="P1">AM=M-1</text:p>
      <text:p text:style-name="P1">D=M</text:p>
      <text:p text:style-name="P1">@ARG</text:p>
      <text:p text:style-name="P1">A=M</text:p>
      <text:p text:style-name="P1">M=D</text:p>
      <text:p text:style-name="P1">D=A</text:p>
      <text:p text:style-name="P1">@SP</text:p>
      <text:p text:style-name="P1">M=D+1</text:p>
      <text:p text:style-name="P1">@LCL</text:p>
      <text:p text:style-name="P1">D=M</text:p>
      <text:p text:style-name="P1">@R14</text:p>
      <text:p text:style-name="P1">AM=d-1</text:p>
      <text:p text:style-name="P1">D=M</text:p>
      <text:p text:style-name="P1">@THAT</text:p>
      <text:p text:style-name="P1">M=D</text:p>
      <text:p text:style-name="P1">$14</text:p>
      <text:p text:style-name="P1">AM=M-1</text:p>
      <text:p text:style-name="P1">D=M</text:p>
      <text:p text:style-name="P1">@THIS</text:p>
      <text:p text:style-name="P1">M=D</text:p>
      <text:p text:style-name="P1">@R14</text:p>
      <text:p text:style-name="P1">AM=M-1</text:p>
      <text:p text:style-name="P1">D=M</text:p>
      <text:p text:style-name="P1">@ARG</text:p>
      <text:p text:style-name="P1">M=D</text:p>
      <text:p text:style-name="P1">@R14</text:p>
      <text:p text:style-name="P1">AM=M-1</text:p>
      <text:p text:style-name="P1">D=M</text:p>
      <text:p text:style-name="P1">@LCL</text:p>
      <text:p text:style-name="P1">M=D</text:p>
      <text:p text:style-name="P1">@R13</text:p>
      <text:p text:style-name="P1">A=M</text:p>
      <text:p text:style-name="P1">0;JMP</text:p>
      <text:p text:style-name="P1">(HALT)</text:p>
      <text:p text:style-name="P1">@HALT</text:p>
      <text:p text:style-name="P1">0;J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22:01:44</meta:creation-date>
    <dc:date>2013-04-29T22:04:59</dc:date>
    <meta:editing-duration>P0D</meta:editing-duration>
    <meta:editing-cycles>1</meta:editing-cycles>
    <meta:document-statistic meta:table-count="0" meta:image-count="0" meta:object-count="0" meta:page-count="3" meta:paragraph-count="191" meta:word-count="224" meta:character-count="1034" meta:non-whitespace-character-count="992"/>
    <meta:generator>LibreOffice/3.5$Linux_X86_64 LibreOffice_project/350m1$Build-2</meta:generator>
  </office:meta>
</office:document-meta>
</file>